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 fo:padding="0.074cm" fo:border-left="none" fo:border-right="none" fo:border-top="none" fo:border-bottom="0.06pt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var ws = new WebSocket('ws://127.0.0.1:8080/async'); </text:p>
      <text:p text:style-name="Preformatted_20_Text">ws.onopen = function() { </text:p>
      <text:p text:style-name="Preformatted_20_Text"><text:s text:c="4"/>// called when connection is opened </text:p>
      <text:p text:style-name="Preformatted_20_Text">}; </text:p>
      <text:p text:style-name="Preformatted_20_Text">ws.onerror = function(e) { </text:p>
      <text:p text:style-name="Preformatted_20_Text"><text:s text:c="4"/>// called in case of error, when connection is broken in example </text:p>
      <text:p text:style-name="Preformatted_20_Text">}; </text:p>
      <text:p text:style-name="Preformatted_20_Text">ws.onclose = function() { </text:p>
      <text:p text:style-name="Preformatted_20_Text"><text:s text:c="4"/>// called when connexion is closed </text:p>
      <text:p text:style-name="Preformatted_20_Text">}; </text:p>
      <text:p text:style-name="Preformatted_20_Text">ws.onmessage = function(msg) { </text:p>
      <text:p text:style-name="Preformatted_20_Text"><text:s text:c="4"/>// called when the server sends a message to the client. </text:p>
      <text:p text:style-name="Preformatted_20_Text"><text:s text:c="4"/>// msg.data contains the message. </text:p>
      <text:p text:style-name="Preformatted_20_Text">}; </text:p>
      <text:p text:style-name="Preformatted_20_Text">// Here is how to send some data to the server </text:p>
      <text:p text:style-name="Preformatted_20_Text">ws.send('some data'); </text:p>
      <text:p text:style-name="Preformatted_20_Text">// To close the socket:</text:p>
      <text:p text:style-name="P2">ws.close();</text:p>
      <text:p text:style-name="Preformatted_20_Text">class Endpoint implements WebSocket { </text:p>
      <text:p text:style-name="Preformatted_20_Text"/>
      <text:p text:style-name="Preformatted_20_Text"><text:s text:c="4"/>Outbound outbound; </text:p>
      <text:p text:style-name="Preformatted_20_Text"/>
      <text:p text:style-name="Preformatted_20_Text"><text:s text:c="4"/>@Override </text:p>
      <text:p text:style-name="Preformatted_20_Text"><text:s text:c="4"/>public void onConnect(Outbound outbound) { </text:p>
      <text:p text:style-name="Preformatted_20_Text"><text:s text:c="8"/>this.outbound = outbound; <text:s text:c="3"/></text:p>
      <text:p text:style-name="Preformatted_20_Text"><text:s text:c="4"/>} </text:p>
      <text:p text:style-name="Preformatted_20_Text"/>
      <text:p text:style-name="Preformatted_20_Text"><text:s text:c="4"/>@Override </text:p>
      <text:p text:style-name="Preformatted_20_Text"><text:s text:c="4"/>public void onMessage(byte opcode, String data) { </text:p>
      <text:p text:style-name="Preformatted_20_Text"><text:s text:c="8"/>// called when a message is received </text:p>
      <text:p text:style-name="Preformatted_20_Text"><text:s text:c="8"/>// you usually use this method </text:p>
      <text:p text:style-name="Preformatted_20_Text"><text:s text:c="4"/>} </text:p>
      <text:p text:style-name="Preformatted_20_Text"/>
      <text:p text:style-name="Preformatted_20_Text"><text:s text:c="4"/>@Override </text:p>
      <text:p text:style-name="Preformatted_20_Text"><text:s text:c="4"/>public void onFragment(boolean more, byte opcode, </text:p>
      <text:p text:style-name="Preformatted_20_Text"><text:s text:c="27"/>byte[] data, int offset, int length) { </text:p>
      <text:p text:style-name="Preformatted_20_Text"><text:s text:c="8"/>// when a fragment is completed, onMessage is called. </text:p>
      <text:p text:style-name="Preformatted_20_Text"><text:s text:c="8"/>// Usually leave this method empty. </text:p>
      <text:p text:style-name="Preformatted_20_Text"><text:s text:c="4"/>} </text:p>
      <text:p text:style-name="Preformatted_20_Text"/>
      <text:p text:style-name="Preformatted_20_Text"><text:s text:c="4"/>@Override </text:p>
      <text:p text:style-name="Preformatted_20_Text"><text:s text:c="4"/>public void onMessage(byte opcode, byte[] data, </text:p>
      <text:p text:style-name="Preformatted_20_Text"><text:s text:c="26"/>int offset, int length) { </text:p>
      <text:p text:style-name="Preformatted_20_Text"><text:s text:c="8"/>onMessage(opcode, new String(data, offset, length)); </text:p>
      <text:p text:style-name="Preformatted_20_Text"><text:s text:c="4"/>} </text:p>
      <text:p text:style-name="Preformatted_20_Text"/>
      <text:p text:style-name="Preformatted_20_Text"><text:s text:c="4"/>@Override </text:p>
      <text:p text:style-name="Preformatted_20_Text"><text:s text:c="4"/>public void onDisconnect() { </text:p>
      <text:p text:style-name="Preformatted_20_Text"><text:s text:c="8"/>outbound = null; </text:p>
      <text:p text:style-name="Preformatted_20_Text"><text:s text:c="4"/>} 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7:00:09.941585935</meta:creation-date>
    <dc:date>2017-01-05T17:01:18.360926999</dc:date>
    <meta:editing-duration>PT1M9S</meta:editing-duration>
    <meta:editing-cycles>1</meta:editing-cycles>
    <meta:document-statistic meta:table-count="0" meta:image-count="0" meta:object-count="0" meta:page-count="1" meta:paragraph-count="45" meta:word-count="181" meta:character-count="1357" meta:non-whitespace-character-count="983"/>
    <meta:generator>LibreOffice/5.1.4.2$Linux_X86_64 LibreOffice_project/10m0$Build-2</meta:generator>
  </office:meta>
</office:document-meta>
</file>